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dd0c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fa55b" officeooo:paragraph-rsid="000fa55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85d3" officeooo:paragraph-rsid="000d85d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d0cb" officeooo:paragraph-rsid="000dd0c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89a6" officeooo:paragraph-rsid="000dd0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fa55b" officeooo:paragraph-rsid="000fa55b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5.7083in"/>
        </style:tab-stops>
      </style:paragraph-properties>
      <style:text-properties style:font-name="Times New Roman" fo:font-size="14pt" officeooo:rsid="000fa55b" officeooo:paragraph-rsid="000fa55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d508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bold" officeooo:rsid="000fa55b" officeooo:paragraph-rsid="000fa55b" style:font-size-asian="16pt" style:font-weight-asian="bold" style:font-size-complex="16pt" style:font-weight-complex="bold"/>
    </style:style>
    <style:style style:name="T1" style:family="text">
      <style:text-properties officeooo:rsid="000d5087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dd0cb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0f89a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rawler </text:span><text:span text:style-name="T2">úředních desek měst</text:span></text:p>
      <text:p text:style-name="P3">Mark Sobolev</text:p>
      <text:p text:style-name="P4"/>
      <text:p text:style-name="P1"><text:span text:style-name="T5">12. kv</text:span><text:span text:style-name="T3">ě</text:span><text:span text:style-name="T5">tna </text:span><text:span text:style-name="T6">2019</text:span></text:p>
      <text:p text:style-name="P5"/>
      <text:p text:style-name="P9"><text:span text:style-name="T2">Popis projektu</text:span></text:p>
      <text:p text:style-name="P7"><text:span text:style-name="T4"/></text:p>
      <text:p text:style-name="P2"><text:span text:style-name="T4">Cílem projektu je vytvoření crawleru úředních desek měst, který stahuje dokumenty zveřejněné na úředních deskách jednotlivých měst ČR.</text:span></text:p>
      <text:p text:style-name="P2"><text:span text:style-name="T4"/></text:p>
      <text:p text:style-name="P9"><text:span text:style-name="T2">Způsob řešení</text:span></text:p>
      <text:p text:style-name="P2"><text:span text:style-name="T4"/></text:p>
      <text:p text:style-name="P9"><text:span text:style-name="T2">Implementace</text:span></text:p>
      <text:p text:style-name="P2"><text:span text:style-name="T4">Projekt je programován v jazyce Python3 s použitím frameworku Scrapy, který zjednodušuje vyhledávání dokumentů na elektronických úředních deskách.</text:span></text:p>
      <text:p text:style-name="P2"><text:span text:style-name="T4"/></text:p>
      <text:p text:style-name="P9"><text:span text:style-name="T2">Příklad výstupu</text:span></text:p>
      <text:p text:style-name="P2"><text:span text:style-name="T4"/></text:p>
      <text:p text:style-name="P9"><text:span text:style-name="T2">Závěr</text:span></text:p>
      <text:p text:style-name="P2"><text:span text:style-name="T4">Byly staženy dokumenty z úředních desek pro prvních 10 mě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41:20.902000000</meta:creation-date>
    <dc:date>2019-05-12T13:21:12.618000000</dc:date>
    <meta:editing-duration>PT6M9S</meta:editing-duration>
    <meta:editing-cycles>10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1" meta:word-count="63" meta:character-count="453" meta:non-whitespace-character-count="401"/>
  </office:meta>
</office:document-meta>
</file>